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de6db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3" style:family="paragraph" style:parent-style-name="Text_20_body">
      <style:text-properties officeooo:rsid="000f59fb" officeooo:paragraph-rsid="002de6db"/>
    </style:style>
    <style:style style:name="P4" style:family="paragraph" style:parent-style-name="Text_20_body">
      <style:text-properties officeooo:rsid="00245811" officeooo:paragraph-rsid="002bf14b"/>
    </style:style>
    <style:style style:name="P5" style:family="paragraph" style:parent-style-name="Text_20_body">
      <style:text-properties officeooo:paragraph-rsid="002de6db"/>
    </style:style>
    <style:style style:name="P6" style:family="paragraph" style:parent-style-name="Text_20_body">
      <style:text-properties officeooo:rsid="0025665b" officeooo:paragraph-rsid="002e3915"/>
    </style:style>
    <style:style style:name="P7" style:family="paragraph" style:parent-style-name="Text_20_body">
      <style:text-properties officeooo:rsid="0008f0b2" officeooo:paragraph-rsid="002fb0e0"/>
    </style:style>
    <style:style style:name="P8" style:family="paragraph" style:parent-style-name="Text_20_body">
      <style:text-properties officeooo:rsid="00087423" officeooo:paragraph-rsid="002fb0e0"/>
    </style:style>
    <style:style style:name="P9" style:family="paragraph" style:parent-style-name="Heading_20_1" style:master-page-name="Right_20_Page">
      <style:paragraph-properties style:page-number="auto"/>
      <style:text-properties officeooo:rsid="000b6937" officeooo:paragraph-rsid="002fb0e0"/>
    </style:style>
    <style:style style:name="P10" style:family="paragraph" style:parent-style-name="Heading_20_3">
      <style:text-properties officeooo:paragraph-rsid="002de6db"/>
    </style:style>
    <style:style style:name="P11" style:family="paragraph" style:parent-style-name="Heading_20_3">
      <style:text-properties officeooo:paragraph-rsid="002e3915"/>
    </style:style>
    <style:style style:name="P12" style:family="paragraph" style:parent-style-name="Heading_20_3">
      <style:text-properties officeooo:paragraph-rsid="002fb0e0"/>
    </style:style>
    <style:style style:name="P13" style:family="paragraph" style:parent-style-name="Heading_20_3">
      <style:paragraph-properties fo:break-before="page"/>
      <style:text-properties officeooo:rsid="00245811" officeooo:paragraph-rsid="002bf14b"/>
    </style:style>
    <style:style style:name="P14" style:family="paragraph" style:parent-style-name="Heading_20_3">
      <style:paragraph-properties fo:break-before="page"/>
      <style:text-properties officeooo:rsid="0008f0b2" officeooo:paragraph-rsid="002de6db"/>
    </style:style>
    <style:style style:name="P15" style:family="paragraph" style:parent-style-name="Heading_20_3">
      <style:paragraph-properties fo:break-before="page"/>
      <style:text-properties officeooo:rsid="0025665b" officeooo:paragraph-rsid="002e3915"/>
    </style:style>
    <style:style style:name="P16" style:family="paragraph" style:parent-style-name="Heading_20_3">
      <style:paragraph-properties fo:break-before="page"/>
      <style:text-properties officeooo:rsid="00087423" officeooo:paragraph-rsid="002fb0e0"/>
    </style:style>
    <style:style style:name="T1" style:family="text">
      <style:text-properties officeooo:rsid="000f14e3"/>
    </style:style>
    <style:style style:name="T2" style:family="text">
      <style:text-properties officeooo:rsid="0025665b"/>
    </style:style>
    <style:style style:name="T3" style:family="text">
      <style:text-properties officeooo:rsid="0026f99a"/>
    </style:style>
    <style:style style:name="T4" style:family="text">
      <style:text-properties officeooo:rsid="0025582f"/>
    </style:style>
    <style:style style:name="T5" style:family="text">
      <style:text-properties officeooo:rsid="000f59fb"/>
    </style:style>
    <style:style style:name="T6" style:family="text">
      <style:text-properties officeooo:rsid="00245811"/>
    </style:style>
    <style:style style:name="T7" style:family="text">
      <style:text-properties officeooo:rsid="0022dc82"/>
    </style:style>
    <style:style style:name="T8" style:family="text">
      <style:text-properties officeooo:rsid="002bf14b"/>
    </style:style>
    <style:style style:name="T9" style:family="text">
      <style:text-properties officeooo:rsid="002e39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Four Strong Winds</text:h>
      <text:h text:style-name="Heading_20_2" text:outline-level="2">(Neil Young)</text:h>
      <text:p text:style-name="Text_20_body">Time Signature: 4/4</text:p>
      <text:p text:style-name="Text_20_body">Chords: C, Dm, F, G</text:p>
      <text:p text:style-name="Text_20_body">Tempo: 100 - 120 BPM</text:p>
      <text:p text:style-name="P2"/>
      <text:h text:style-name="P16" text:outline-level="3">[INTRO]</text:h>
      <text:p text:style-name="P8">C Dm G</text:p>
      <text:h text:style-name="P12" text:outline-level="3">[VERSE 1]</text:h>
      <text:p text:style-name="P8">C <text:s text:c="24"/>Dm</text:p>
      <text:p text:style-name="P8">I think I'll go out to Alberta</text:p>
      <text:p text:style-name="P8"><text:tab/> <text:s/>G <text:s text:c="16"/>C</text:p>
      <text:p text:style-name="P8">Weather's good there in the fall</text:p>
      <text:p text:style-name="P8"><text:tab/><text:tab/> C <text:s text:c="17"/>Dm</text:p>
      <text:p text:style-name="P8">I've got some friends that I can go</text:p>
      <text:p text:style-name="P8"><text:s text:c="11"/>G <text:s text:c="8"/></text:p>
      <text:p text:style-name="P8">to working for</text:p>
      <text:p text:style-name="P8"><text:s text:c="3"/>C <text:s text:c="21"/>Dm</text:p>
      <text:p text:style-name="P8">Still I wish you'd change your mind</text:p>
      <text:p text:style-name="P8"><text:s text:c="5"/>G <text:s text:c="15"/>C</text:p>
      <text:p text:style-name="P8">If I ask you one more time</text:p>
      <text:p text:style-name="P8"><text:tab/> Dm</text:p>
      <text:p text:style-name="P8">But we've been through that </text:p>
      <text:p text:style-name="P8"><text:s text:c="2"/>F <text:s text:c="12"/>G</text:p>
      <text:p text:style-name="P8">a hundred times before</text:p>
      <text:h text:style-name="P12" text:outline-level="3">[CHORUS]</text:h>
      <text:p text:style-name="P8"><text:tab/> C <text:s text:c="14"/>Dm</text:p>
      <text:p text:style-name="P8">Four strong winds that blow lonely</text:p>
      <text:p text:style-name="P8"><text:tab/>G <text:s text:c="12"/>C</text:p>
      <text:p text:style-name="P8">Seven seas that run high</text:p>
      <text:p text:style-name="P8"><text:tab/><text:tab/>C <text:s text:c="16"/>Dm <text:s text:c="8"/></text:p>
      <text:p text:style-name="P8">All those things that don't change</text:p>
      <text:p text:style-name="P8"><text:s text:c="10"/>G</text:p>
      <text:p text:style-name="P8">come what may</text:p>
      <text:p text:style-name="P8"><text:tab/> <text:s/>C <text:s text:c="17"/>Dm</text:p>
      <text:p text:style-name="P8">For the good times are all gone</text:p>
      <text:p text:style-name="P8"><text:tab/> <text:s/>G <text:s text:c="15"/>C</text:p>
      <text:p text:style-name="P8">And I'm bound for moving on</text:p>
      <text:p text:style-name="P8"><text:s text:c="10"/>Dm <text:s text:c="12"/>F <text:s text:c="13"/>G <text:s text:c="9"/></text:p>
      <text:p text:style-name="P8">I'll look for you if I'm ever back this way</text:p>
      <text:p text:style-name="P8"/>
      <text:p text:style-name="P8"/>
      <text:p text:style-name="P8"/>
      <text:p text:style-name="P8"/>
      <text:p text:style-name="P8"/>
      <text:p text:style-name="P8"/>
      <text:h text:style-name="P12" text:outline-level="3"><text:soft-page-break/>[VERSE 2]</text:h>
      <text:p text:style-name="P8"><text:s text:c="5"/>C <text:s text:c="19"/>Dm</text:p>
      <text:p text:style-name="P8">If I get there before the snow flies,</text:p>
      <text:p text:style-name="P8"><text:s text:c="7"/>G <text:s text:c="19"/></text:p>
      <text:p text:style-name="P8">And if things are looking good</text:p>
      <text:p text:style-name="P8"><text:s text:c="10"/>C <text:s text:c="11"/>Dm <text:s text:c="15"/>G</text:p>
      <text:p text:style-name="P8">You could meet me if I sent you down the fare</text:p>
      <text:p text:style-name="P8"><text:s text:c="2"/>C <text:s text:c="15"/>Dm</text:p>
      <text:p text:style-name="P8">But by then it would be winter</text:p>
      <text:p text:style-name="P8"><text:s text:c="8"/>G <text:s text:c="14"/>C</text:p>
      <text:p text:style-name="P8">Not too much for you to do</text:p>
      <text:p text:style-name="P8"><text:s text:c="10"/>Dm <text:s text:c="17"/>F</text:p>
      <text:p text:style-name="P8">And those winds sure can blow cold</text:p>
      <text:p text:style-name="P8"><text:s text:c="8"/>G <text:s text:c="8"/></text:p>
      <text:p text:style-name="P8">way out there</text:p>
      <text:h text:style-name="P12" text:outline-level="3">[CHORUS]</text:h>
      <text:p text:style-name="P8"><text:tab/> C <text:s text:c="14"/>Dm</text:p>
      <text:p text:style-name="P8">Four strong winds that blow lonely</text:p>
      <text:p text:style-name="P8"><text:tab/>G <text:s text:c="12"/>C</text:p>
      <text:p text:style-name="P8">Seven seas that run high</text:p>
      <text:p text:style-name="P8"><text:tab/><text:tab/>C <text:s text:c="16"/>Dm <text:s text:c="8"/></text:p>
      <text:p text:style-name="P8">All those things that don't change</text:p>
      <text:p text:style-name="P8"><text:s text:c="10"/>G</text:p>
      <text:p text:style-name="P8">come what may</text:p>
      <text:p text:style-name="P8"><text:tab/> <text:s/>C <text:s text:c="17"/>Dm</text:p>
      <text:p text:style-name="P8">For the good times are all gone</text:p>
      <text:p text:style-name="P8"><text:tab/> <text:s/>G <text:s text:c="15"/>C</text:p>
      <text:p text:style-name="P8">And I'm bound for moving on</text:p>
      <text:p text:style-name="P8"><text:s text:c="10"/>Dm <text:s text:c="12"/>F <text:s text:c="13"/>G <text:s text:c="9"/></text:p>
      <text:p text:style-name="P8">I'll look for you if I'm ever back this way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1M9S</meta:editing-duration>
    <meta:editing-cycles>32</meta:editing-cycles>
    <meta:generator>LibreOffice/4.3.3.2$Linux_X86_64 LibreOffice_project/430m0$Build-2</meta:generator>
    <dc:title>Lyrics + Chords</dc:title>
    <dc:date>2017-04-04T21:21:18.731737920</dc:date>
    <meta:print-date>2017-04-03T12:23:29.985893000</meta:print-date>
    <meta:document-statistic meta:table-count="0" meta:image-count="0" meta:object-count="0" meta:page-count="3" meta:paragraph-count="69" meta:word-count="265" meta:character-count="1691" meta:non-whitespace-character-count="88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